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737cm" fo:margin-left="0.998cm" fo:margin-right="1.263cm" table:align="margins"/>
    </style:style>
    <style:style style:name="Table2.A" style:family="table-column">
      <style:table-column-properties style:column-width="2.963cm" style:rel-column-width="1680*"/>
    </style:style>
    <style:style style:name="Table2.B" style:family="table-column">
      <style:table-column-properties style:column-width="11.774cm" style:rel-column-width="6675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Содержание_3a_Заголовок">
      <style:paragraph-properties fo:break-before="page"/>
    </style:style>
    <style:style style:name="P2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Текст" style:list-style-name="Список_20_ссылок"/>
    <style:style style:name="P5" style:family="paragraph" style:parent-style-name="Текст" style:list-style-name="Список_20_с_20_точками"/>
    <style:style style:name="P6" style:family="paragraph" style:parent-style-name="Текст" style:list-style-name="Список_20_ролей"/>
    <style:style style:name="P7" style:family="paragraph" style:parent-style-name="Заголовок2">
      <style:text-properties fo:font-style="normal" style:font-style-asian="normal" style:font-style-complex="normal"/>
    </style:style>
    <style:style style:name="P8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9" style:family="paragraph" style:parent-style-name="Заголовок1">
      <style:paragraph-properties fo:break-before="page"/>
    </style:style>
    <style:style style:name="P10" style:family="paragraph" style:parent-style-name="Титульник_3a_Шапка" style:master-page-name="Титульник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  <text:user-field-decl office:value-type="string" office:string-value="1" text:name="SEQ Таблица \* ARABIC"/>
      </text:user-field-decls>
      <text:p text:style-name="P10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">Содержание</text:p>
          </text:index-title>
          <text:p text:style-name="P2"><text:a xlink:type="simple" xlink:href="#1.Введение|outline" text:style-name="Internet_20_link" text:visited-style-name="Internet_20_link">1. Введение</text:a><text:tab/>3</text:p>
          <text:p text:style-name="P3"><text:a xlink:type="simple" xlink:href="#1.1.Цель|outline" text:style-name="Internet_20_link" text:visited-style-name="Internet_20_link">1.1. Цель</text:a><text:tab/>3</text:p>
          <text:p text:style-name="P3"><text:a xlink:type="simple" xlink:href="#1.2.Область действия|outline" text:style-name="Internet_20_link" text:visited-style-name="Internet_20_link">1.2. Область действия</text:a><text:tab/>3</text:p>
          <text:p text:style-name="P3"><text:a xlink:type="simple" xlink:href="#1.3.Ссылки|outline" text:style-name="Internet_20_link" text:visited-style-name="Internet_20_link">1.3. Ссылки</text:a><text:tab/>3</text:p>
          <text:p text:style-name="P3"><text:a xlink:type="simple" xlink:href="#1.4.Краткое описание|outline" text:style-name="Internet_20_link" text:visited-style-name="Internet_20_link">1.4. Краткое описание</text:a><text:tab/>3</text:p>
          <text:p text:style-name="P2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3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3"><text:a xlink:type="simple" xlink:href="#2.2.Предполагаемое решение|outline" text:style-name="Internet_20_link" text:visited-style-name="Internet_20_link">2.2. Предполагаемое решение</text:a><text:tab/>4</text:p>
          <text:p text:style-name="P2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4</text:p>
          <text:p text:style-name="P3"><text:a xlink:type="simple" xlink:href="#3.1.Роли|outline" text:style-name="Internet_20_link" text:visited-style-name="Internet_20_link">3.1. Роли</text:a><text:tab/>4</text:p>
          <text:p text:style-name="P3"><text:a xlink:type="simple" xlink:href="#3.2.Функциональные требования для роли Роль|outline" text:style-name="Internet_20_link" text:visited-style-name="Internet_20_link">3.2. Функциональные требования для роли Роль</text:a><text:tab/>4</text:p>
          <text:p text:style-name="P3"><text:a xlink:type="simple" xlink:href="#3.3.Функциональные требования для роли Роль|outline" text:style-name="Internet_20_link" text:visited-style-name="Internet_20_link">3.3. Функциональные требования для роли Роль</text:a><text:tab/>4</text:p>
          <text:p text:style-name="P3"><text:a xlink:type="simple" xlink:href="#3.4.Нефункциональные требования|outline" text:style-name="Internet_20_link" text:visited-style-name="Internet_20_link">3.4. Нефункциональные требования</text:a><text:tab/>4</text:p>
          <text:p text:style-name="P2"><text:a xlink:type="simple" xlink:href="#4.Обзор архитектуры|outline" text:style-name="Internet_20_link" text:visited-style-name="Internet_20_link">4. Обзор архитектуры</text:a><text:tab/>4</text:p>
          <text:p text:style-name="P3"><text:a xlink:type="simple" xlink:href="#4.1.Компонентная модель системы|outline" text:style-name="Internet_20_link" text:visited-style-name="Internet_20_link">4.1. Компонентная модель системы</text:a><text:tab/>4</text:p>
          <text:p text:style-name="P3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4</text:p>
          <text:p text:style-name="P3"><text:a xlink:type="simple" xlink:href="#4.3.Схема развертывания приложения|outline" text:style-name="Internet_20_link" text:visited-style-name="Internet_20_link">4.3. Схема развертывания приложения</text:a><text:tab/>4</text:p>
          <text:p text:style-name="P2"><text:a xlink:type="simple" xlink:href="#5.Допущения и ограничения|outline" text:style-name="Internet_20_link" text:visited-style-name="Internet_20_link">5. Допущения и ограничения</text:a><text:tab/>4</text:p>
          <text:p text:style-name="P2"><text:a xlink:type="simple" xlink:href="#6.Известные проблемы|outline" text:style-name="Internet_20_link" text:visited-style-name="Internet_20_link">6. Известные проблемы</text:a><text:tab/>4</text:p>
          <text:p text:style-name="P3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4</text:p>
        </text:index-body>
      </text:table-of-content>
      <text:h text:style-name="P8" text:outline-level="1"/>
      <text:h text:style-name="P9" text:outline-level="1"><text:bookmark-start text:name="__RefNumPara__21553828"/>Введение<text:bookmark-end text:name="__RefNumPara__21553828"/>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P7" text:outline-level="2">Определения и сокращения</text:h>
      <text:p text:style-name="Текст">Таблица <text:sequence text:ref-name="refTable0" text:name="Table" text:formula="ooow:Table+1" style:num-format="1">1</text:sequence>. Определения и сокраще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Табличный">Термин</text:p>
          </table:table-cell>
          <table:table-cell table:style-name="Table2.B1" office:value-type="string">
            <text:p text:style-name="Табличный">Описание</text:p>
          </table:table-cell>
        </table:table-row>
        <table:table-row>
          <table:table-cell table:style-name="Table2.A2" office:value-type="string">
            <text:p text:style-name="Табличный">«прошивка»</text:p>
          </table:table-cell>
          <table:table-cell table:style-name="Table2.B2" office:value-type="string">
            <text:p text:style-name="Табличный">программа на специальном языке программирования, управляющая виртуальным роботом</text:p>
          </table:table-cell>
        </table:table-row>
      </table:table>
      <text:h text:style-name="Заголовок2" text:outline-level="2">Ссылки</text:h>
      <text:p text:style-name="Текст">В тексте содержатся ссылки на следующие документы:</text:p>
      <text:list xml:id="list291557134" text:style-name="Список_20_ссылок">
        <text:list-item>
          <text:p text:style-name="P4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Содержание данного документа построено таким образом, чтобы дать ответ на следующие вопросы:</text:p>
      <text:list xml:id="list1906203527" text:style-name="Список_20_с_20_точками">
        <text:list-item>
          <text:p text:style-name="P5">Какие проблемы предметной области должен решать будущий программный продукт</text:p>
        </text:list-item>
        <text:list-item>
          <text:p text:style-name="P5">Посредством какой функциональности системы будут достигнуто решение <text:soft-page-break/>проблем предметной области</text:p>
        </text:list-item>
        <text:list-item>
          <text:p text:style-name="P5"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</text:p>
      <text:p text:style-name="Текст">Игровой процесс в «C <text:span text:style-name="T2">Robots</text:span>» заключается в написании игроками программ на специальном C-подобном языке и последующем запуске их на исполнение на виртуальной машине, моделирующей сражение роботов вплоть до поражения одного из них.</text:p>
      <text:h text:style-name="Заголовок2" text:outline-level="2">Существующие проблемы</text:h>
      <text:p text:style-name="Текст">Однако у игры «C <text:span text:style-name="T2">Robots</text:span>» был ряд некоторых недостатков:</text:p>
      <text:list xml:id="list695446286" text:continue-numbering="true" text:style-name="Список_20_с_20_точками">
        <text:list-item>
          <text:p text:style-name="P5"><text:span text:style-name="T5">Неудобство многопользовательской игры</text:span>. Игрокам приходится вручную обмениваться программами и запускать моделирование битвы. Проблема может быть решена при наличии централизованной системы хранения программ с удобным пользовательским интерфейсом.</text:p>
        </text:list-item>
        <text:list-item>
          <text:p text:style-name="P5"><text:span text:style-name="T5">Нарушение приватности.</text:span> Игрокам приходится предоставлять противнику <text:soft-page-break/>исходные коды своих программ, и они не могут сохранять свои идеи в тайне. Проблема может быть решена, если исходные коды обоих противников будут храниться в отдельном месте.</text:p>
        </text:list-item>
        <text:list-item>
          <text:p text:style-name="P5"><text:span text:style-name="T5">Отсутствует объективный и актуальный рейтинг игроков.</text:span> Проблема может быть решена, если данные о всех поединках будут централизованно храниться и оперативно обрабатываться.</text:p>
        </text:list-item>
      </text:list>
      <text:h text:style-name="Заголовок2" text:outline-level="2">Предполагаемое решение</text:h>
      <text:p text:style-name="Текст">Таким образом, для решения поставленных проблем подходит формат веб-приложения. Взаимодействие пользователей с этим приложением будет выглядеть следующим образом.</text:p>
      <text:p text:style-name="Текст">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Текст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</text:p>
      <text:p text:style-name="Текст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Роли</text:h>
      <text:p text:style-name="Текст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.</text:p>
      <text:list xml:id="list2022216601" text:style-name="Список_20_ролей">
        <text:list-item>
          <text:p text:style-name="P6"><text:soft-page-break/>Администратор — <text:s/>обеспечивает порядок и регулирует игровой процесс.</text:p>
        </text:list-item>
        <text:list-item>
          <text:p text:style-name="P6">Игрок — создает контент и взаимодействует с другими игроками, согласно игровому процессу.</text:p>
        </text:list-item>
      </text:list>
      <text:h text:style-name="Заголовок2" text:outline-level="2">Функциональные требования для роли Администратор</text:h>
      <text:h text:style-name="Заголовок2" text:outline-level="2">Функциональные требования для роли Игрок</text:h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199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3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fo:keep-with-next="always">
        <style:tab-stops>
          <style:tab-stop style:position="0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чный" style:family="paragraph" style:parent-style-name="Текст" style:master-page-name="">
      <style:paragraph-properties fo:margin-left="0.101cm" fo:margin-right="0.101cm" fo:margin-top="0cm" fo:margin-bottom="0cm" fo:text-indent="0cm" style:auto-text-indent="false" style:page-number="aut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3-01T02:02:14">01.03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5</text:page-number> / <text:page-count>6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3-01T02:02:14</dc:date>
    <meta:editing-duration>PT11H05M26S</meta:editing-duration>
    <meta:editing-cycles>51</meta:editing-cycles>
    <meta:generator>OpenOffice.org/3.1$Linux OpenOffice.org_project/310m19$Build-9420</meta:generator>
    <dc:creator>Vladimir Parfinenko</dc:creator>
    <meta:document-statistic meta:table-count="2" meta:image-count="0" meta:object-count="0" meta:page-count="6" meta:paragraph-count="83" meta:word-count="748" meta:character-count="5660"/>
  </office:meta>
</office:document-meta>
</file>